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text-properties officeooo:paragraph-rsid="0005d4ee"/>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text-properties fo:color="#c0c0c0" loext:opacity="10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fo:color="#c0c0c0" loext:opacity="10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écnicas y herramientas</text:h>
      <text:p text:style-name="P2"/>
      <text:p text:style-name="P2"/>
      <text:p text:style-name="P2"/>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 </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Heading_20_2" text:outline-level="2">Metodología usada</text:h>
      <text:p text:style-name="UBUcuerpoTrabajo">{}</text:p>
      <text:h text:style-name="Heading_20_2" text:outline-level="2">Alternativas estudiadas</text:h>
      <table:table table:name="Tabla1" table:style-name="Tabla1">
        <table:table-column table:style-name="Tabla1.A"/>
        <table:table-column table:style-name="Tabla1.B"/>
        <table:table-header-rows>
          <table:table-row table:style-name="TableLine2462658517520">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style-name="TableLine2462658517792">
          <table:table-cell table:style-name="Tabla1.A2" office:value-type="string">
            <text:p text:style-name="Table_20_Contents">Alternativa 1</text:p>
          </table:table-cell>
          <table:table-cell table:style-name="Tabla1.B2" office:value-type="string">
            <text:p text:style-name="Table_20_Contents"/>
          </table:table-cell>
        </table:table-row>
        <table:table-row table:style-name="TableLine2462658524320">
          <table:table-cell table:style-name="Tabla1.A2" office:value-type="string">
            <text:p text:style-name="Table_20_Contents">Alternativa 2</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style="long"/>
      <number:text>/</number:text>
      <number:month number:textual="true"/>
      <number:text>/</number:text>
      <number:year/>
    </number:date-style>
    <number:date-style style:name="N10104" number:language="es" number:country="ES">
      <number:day number:style="long"/>
      <number:text>/</number:text>
      <number:month number:textual="true"/>
      <number:text>/</number:text>
      <number:year/>
    </number:date-style>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loext:opacity="10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loext:opacity="10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draw:frame text:anchor-type="paragraph" draw:z-index="0" draw:name="Forma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4_TecnicasHerramientas.odt</text:file-name><text:s/>v.<text:editing-cycles>14</text:editing-cycles> <text:title/><text:modification-date style:data-style-name="N104">18/abr/21</text:modification-date><text:tab/><text:tab/><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pa </meta:initial-creator>
    <meta:creation-date>2014-01-25T22:20:26</meta:creation-date>
    <meta:generator>LibreOffice/7.1.1.2$Windows_X86_64 LibreOffice_project/fe0b08f4af1bacafe4c7ecc87ce55bb426164676</meta:generator>
    <dc:date>2021-04-18T22:56:01.937000000</dc:date>
    <dc:creator>Alejandro Goicoechea Román</dc:creator>
    <meta:editing-duration>PT55M48S</meta:editing-duration>
    <meta:editing-cycles>14</meta:editing-cycles>
    <meta:document-statistic meta:table-count="1" meta:image-count="0" meta:object-count="0" meta:page-count="1" meta:paragraph-count="16" meta:word-count="161" meta:character-count="1068" meta:non-whitespace-character-count="921"/>
  </office:meta>
</office:document-meta>
</file>